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top="0.5cm" fo:margin-bottom="0cm" fo:text-align="end" style:writing-mode="rl-tb"/>
    </style:style>
    <style:style style:name="P12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0000cc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fo:color="#00a933" loext:opacity="100%" style:font-name="Liberation Sans4" fo:font-size="40pt" style:font-size-asian="40pt" style:font-name-complex="Liberation Sans4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אגליטרית של חפצים בדידים</text:span><text:span text:style-name="T1"><text:line-break/></text:span><text:span text:style-name="T1">Egalitarian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4" draw:text-style-name="P12" draw:layer="layout" svg:width="27.686cm" svg:height="10.581cm" svg:x="0cm" svg:y="5.08cm" presentation:class="outline" presentation:user-transformed="true">
          <draw:text-box>
            <text:p text:style-name="P10"><text:span text:style-name="T7">א. חפצים זהים – זכויות </text:span><text:span text:style-name="T8">שונות</text:span><text:span text:style-name="T7">.</text:span></text:p>
            <text:p text:style-name="P10"><text:span text:style-name="T7"/></text:p>
            <text:p text:style-name="P10"><text:span text:style-name="T7">ב. חפצים </text:span><text:span text:style-name="T8">שונים</text:span><text:span text:style-name="T7"> – זכויות שוות.</text:span></text:p>
            <text:p text:style-name="P10"><text:span text:style-name="T7"/></text:p>
            <text:p text:style-name="P11"><text:span text:style-name="T7">ג. חפצים </text:span><text:span text:style-name="T8">שונים</text:span><text:span text:style-name="T7"> – זכויות </text:span><text:span text:style-name="T8">שונות</text:span><text:span text:style-name="T7">.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08">8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46</meta:editing-cycles>
    <dc:date>2022-11-08T18:08:58.558000000</dc:date>
    <meta:editing-duration>P3DT3H5M22S</meta:editing-duration>
    <meta:generator>LibreOffice/7.0.3.1$Windows_X86_64 LibreOffice_project/d7547858d014d4cf69878db179d326fc3483e08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